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f89" officeooo:paragraph-rsid="00047f89"/>
    </style:style>
    <style:style style:name="P2" style:family="paragraph" style:parent-style-name="Standard">
      <style:paragraph-properties fo:text-align="start" style:justify-single-word="false"/>
      <style:text-properties officeooo:rsid="00047f89" officeooo:paragraph-rsid="00047f89"/>
    </style:style>
    <style:style style:name="P3" style:family="paragraph" style:parent-style-name="Standard">
      <style:paragraph-properties fo:text-align="start" style:justify-single-word="false"/>
      <style:text-properties officeooo:paragraph-rsid="00047f89"/>
    </style:style>
    <style:style style:name="P4" style:family="paragraph" style:parent-style-name="Standard">
      <style:paragraph-properties fo:text-align="start" style:justify-single-word="false"/>
      <style:text-properties officeooo:rsid="00061d05" officeooo:paragraph-rsid="00061d05"/>
    </style:style>
    <style:style style:name="P5" style:family="paragraph" style:parent-style-name="Standard">
      <style:paragraph-properties fo:text-align="start" style:justify-single-word="false"/>
      <style:text-properties officeooo:rsid="00078467" officeooo:paragraph-rsid="00078467"/>
    </style:style>
    <style:style style:name="T1" style:family="text">
      <style:text-properties officeooo:rsid="00047f89"/>
    </style:style>
    <style:style style:name="T2" style:family="text">
      <style:text-properties officeooo:rsid="00061d05"/>
    </style:style>
    <style:style style:name="T3" style:family="text">
      <style:text-properties officeooo:rsid="000784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support</text:p>
      <text:p text:style-name="P1"/>
      <text:p text:style-name="P2">Initialisation :</text:p>
      <text:p text:style-name="P3"><text:span text:style-name="T1"><text:tab/>- création d’un fichier js et un html en lien avec js</text:span></text:p>
      <text:p text:style-name="P3"><text:tab/>- <text:span text:style-name="T1">git init sur le répertoire</text:span></text:p>
      <text:p text:style-name="P3"/>
      <text:p text:style-name="P2">Commit :</text:p>
      <text:p text:style-name="P2"><text:tab/>-git add ***.js ***.html <text:s/>(tous les fichiers modifier, juste git add . pour le répertoire entier).</text:p>
      <text:p text:style-name="P2"><text:tab/>-git commit -m « message du commit » <text:s/>sur le répertoire (dans un commit il peut y avoir un titre une description et un footer)</text:p>
      <text:p text:style-name="P2"><text:tab/>- git log =&gt; consulter l’historique des commits de la branch courante</text:p>
      <text:p text:style-name="P2"/>
      <text:p text:style-name="P2"/>
      <text:p text:style-name="P2">Branch :</text:p>
      <text:p text:style-name="P2"><text:tab/>-git branch « nomBranch »</text:p>
      <text:p text:style-name="P2"><text:tab/>- git branch =&gt; liste de toutes les branches<text:tab/></text:p>
      <text:p text:style-name="P2"><text:tab/>-git checkout nomBranch =&gt; change de branche sur nomBranch</text:p>
      <text:p text:style-name="P2"><text:tab/>- <text:span text:style-name="T2">git switch =&gt; mieux pour changer de branch</text:span></text:p>
      <text:p text:style-name="P2"><text:tab/>- <text:span text:style-name="T2">git branch -d nomBranch =&gt; suppression de la branch</text:span></text:p>
      <text:p text:style-name="P2"/>
      <text:p text:style-name="P4">Merge :</text:p>
      <text:p text:style-name="P4"><text:tab/>- git merge nomBranch =&gt; ramener les modifs d’une branch sur master</text:p>
      <text:p text:style-name="P4"><text:tab/>- git status =&gt; en savoir plus si probleme de copie des commits (penser a supprimer les séparateurs de conflits</text:p>
      <text:p text:style-name="P4"><text:tab/></text:p>
      <text:p text:style-name="P5">Rebase :</text:p>
      <text:p text:style-name="P5"><text:tab/>- git rebase master=&gt; rebase une branch sur une autre =&gt; déplacer le point de départ de la première à la suite de la seconde ici dans la branch first on met le fichier master au début( il doit y avoir un commit ancien commun)<text:tab/></text:p>
      <text:p text:style-name="P5"><text:tab/>- git rebase –continu =&gt; continuer le rebase lors d’un ou plusieurs conflits sur un fichier</text:p>
      <text:p text:style-name="P2"><text:tab/>- <text:span text:style-name="T3">merge réaliseunr fusion alors que rebase change l’historique d’une branch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0:31:32.840000000</meta:creation-date>
    <dc:date>2023-01-11T11:00:37.088000000</dc:date>
    <meta:editing-duration>PT8M4S</meta:editing-duration>
    <meta:editing-cycles>1</meta:editing-cycles>
    <meta:document-statistic meta:table-count="0" meta:image-count="0" meta:object-count="0" meta:page-count="1" meta:paragraph-count="22" meta:word-count="229" meta:character-count="1244" meta:non-whitespace-character-count="1016"/>
    <meta:generator>LibreOffice/7.0.1.2$Windows_X86_64 LibreOffice_project/7cbcfc562f6eb6708b5ff7d7397325de9e764452</meta:generator>
  </office:meta>
</office:document-meta>
</file>